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4c7" officeooo:paragraph-rsid="001954c7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215c71" officeooo:paragraph-rsid="001b30b8"/>
    </style:style>
    <style:style style:name="P3" style:family="paragraph" style:parent-style-name="Isi_20_Sub_20_Bab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weight="normal" officeooo:rsid="0025c612" officeooo:paragraph-rsid="001b30b8" style:font-weight-asian="normal" style:font-weight-complex="normal"/>
    </style:style>
    <style:style style:name="P4" style:family="paragraph" style:parent-style-name="Isi_20_Sub_20_Bab">
      <style:text-properties fo:font-weight="normal" officeooo:rsid="0025c612" officeooo:paragraph-rsid="001b30b8" style:font-weight-asian="normal" style:font-weight-complex="normal"/>
    </style:style>
    <style:style style:name="P5" style:family="paragraph" style:parent-style-name="Isi_20_Sub_20_Bab" style:master-page-name="">
      <loext:graphic-properties draw:fill="none"/>
      <style:paragraph-properties fo:margin-left="0.101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style:text-underline-style="none" fo:font-weight="normal" officeooo:rsid="00215c71" officeooo:paragraph-rsid="001b30b8" style:font-weight-asian="normal" style:font-weight-complex="normal"/>
    </style:style>
    <style:style style:name="P6" style:family="paragraph" style:parent-style-name="Isi_20_Sub_20_Bab">
      <style:paragraph-properties fo:text-align="start" style:justify-single-word="false"/>
      <style:text-properties style:text-underline-style="none" fo:font-weight="normal" officeooo:rsid="0034488c" officeooo:paragraph-rsid="001b30b8" style:font-weight-asian="normal" style:font-weight-complex="normal"/>
    </style:style>
    <style:style style:name="P7" style:family="paragraph" style:parent-style-name="Isi_20_Sub_20_Bab">
      <loext:graphic-properties draw:fill="none"/>
      <style:paragraph-properties fo:margin-left="0cm" fo:margin-right="0cm" fo:margin-top="0cm" fo:margin-bottom="0.247cm" loext:contextual-spacing="false" fo:line-height="150%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75055" officeooo:paragraph-rsid="001b30b8" style:font-size-asian="12pt" style:font-weight-asian="normal" style:font-size-complex="12pt" style:font-weight-complex="normal"/>
    </style:style>
    <style:style style:name="P8" style:family="paragraph" style:parent-style-name="Isi_20_Sub_20_Bab">
      <loext:graphic-properties draw:fill="none"/>
      <style:paragraph-properties fo:margin-left="0cm" fo:margin-right="0cm" fo:margin-top="0cm" fo:margin-bottom="0.247cm" loext:contextual-spacing="false" fo:line-height="150%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41b2c" officeooo:paragraph-rsid="001b8720" style:font-size-asian="12pt" style:font-weight-asian="normal" style:font-size-complex="12pt" style:font-weight-complex="normal"/>
    </style:style>
    <style:style style:name="P9" style:family="paragraph" style:parent-style-name="Isi_20_Sub_20_Bab">
      <loext:graphic-properties draw:fill="none"/>
      <style:paragraph-properties fo:margin-left="0cm" fo:margin-right="0cm" fo:margin-top="0cm" fo:margin-bottom="0.247cm" loext:contextual-spacing="false" fo:line-height="150%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41b2c" officeooo:paragraph-rsid="001c25b9" style:font-size-asian="12pt" style:font-weight-asian="normal" style:font-size-complex="12pt" style:font-weight-complex="normal"/>
    </style:style>
    <style:style style:name="P10" style:family="paragraph" style:parent-style-name="Isi_20_Sub_20_Bab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1b8720"/>
    </style:style>
    <style:style style:name="P11" style:family="paragraph" style:parent-style-name="Isi_20_Sub_20_Bab">
      <loext:graphic-properties draw:fill="none"/>
      <style:paragraph-properties fo:margin-left="0.101cm" fo:margin-right="0cm" fo:margin-top="0cm" fo:margin-bottom="0.247cm" loext:contextual-spacing="false" fo:line-height="150%" fo:text-align="justify" style:justify-single-word="false" fo:text-indent="0cm" style:auto-text-indent="false" fo:background-color="transparent"/>
      <style:text-properties officeooo:paragraph-rsid="001b8720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50%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75055" officeooo:paragraph-rsid="001b30b8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50%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41b2c" officeooo:paragraph-rsid="001b872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215c71" officeooo:paragraph-rsid="001b872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4488c" style:font-weight-asian="normal" style:font-weight-complex="normal"/>
    </style:style>
    <style:style style:name="T3" style:family="text">
      <style:text-properties fo:font-weight="normal" officeooo:rsid="00241b2c" style:font-weight-asian="normal" style:font-weight-complex="normal"/>
    </style:style>
    <style:style style:name="T4" style:family="text">
      <style:text-properties fo:font-weight="normal" officeooo:rsid="0024b847" style:font-weight-asian="normal" style:font-weight-complex="normal"/>
    </style:style>
    <style:style style:name="T5" style:family="text">
      <style:text-properties officeooo:rsid="005a280d"/>
    </style:style>
    <style:style style:name="T6" style:family="text">
      <style:text-properties fo:color="#000000" officeooo:rsid="004f177c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officeooo:rsid="004cbdea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officeooo:rsid="00475055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3ebc05" style:font-size-asian="12pt" style:font-size-complex="12pt"/>
    </style:style>
    <style:style style:name="T11" style:family="text">
      <style:text-properties officeooo:rsid="00475055"/>
    </style:style>
    <style:style style:name="T12" style:family="text">
      <style:text-properties officeooo:rsid="003dc198"/>
    </style:style>
    <style:style style:name="T13" style:family="text">
      <style:text-properties officeooo:rsid="00241b2c"/>
    </style:style>
    <style:style style:name="T14" style:family="text">
      <style:text-properties officeooo:rsid="0025c6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umar-danny.blogspot.com/2017/02/contoh-soal-dengan-jawaban-pkn-kelas-xi.html" text:style-name="Internet_20_link" text:visited-style-name="Visited_20_Internet_20_Link">http://umar-danny.blogspot.com/2017/02/contoh-soal-dengan-jawaban-pkn-kelas-xi.html</text:a></text:p>
      <text:p text:style-name="P1"><text:a xlink:type="simple" xlink:href="https://www.slideshare.net/QorryAnnisya/peran-indonesia-dalam-upaya-perdamaian-dunia" text:style-name="Internet_20_link" text:visited-style-name="Visited_20_Internet_20_Link">https://www.slideshare.net/QorryAnnisya/peran-indonesia-dalam-upaya-perdamaian-dunia</text:a></text:p>
      <text:p text:style-name="P2"><text:a xlink:type="simple" xlink:href="https://www.dw.com/id/indonesia-semakin-dianggap-penting-bagi-dunia/a-16412805" text:style-name="Internet_20_link" text:visited-style-name="Visited_20_Internet_20_Link"><text:span text:style-name="T2">https://www.dw.com/id/indonesia-semakin-dianggap-penting-bagi-dunia/a-16412805</text:span></text:a></text:p>
      <text:p text:style-name="P6"><text:s/>Metro.tempo.com </text:p>
      <text:p text:style-name="P5"><text:span text:style-name="T5">http://presidenri.go.id/berita-aktual/sejarah-baru-kedekatan-hubungan-</text:span><text:span text:style-name="T6">indonesia-afghanistan.html</text:span></text:p>
      <text:p text:style-name="P4">merdeka.com</text:p>
      <text:p text:style-name="P3"><text:span text:style-name="T7">https://www.islampos.com/resmi-jadi-anggota-bendera-indonesia-</text:span><text:span text:style-name="T8">terpancang-di-markas-pbb-124528/</text:span></text:p>
      <text:p text:style-name="P12">today.line.me</text:p>
      <text:p text:style-name="P7"><text:a xlink:type="simple" xlink:href="http://www.donisetyawan.com/tujuan-utama-gerakan-non-blok/" text:style-name="Internet_20_link" text:visited-style-name="Visited_20_Internet_20_Link">http://www.donisetyawan.com/tujuan-utama-gerakan-non-blok/</text:a></text:p>
      <text:p text:style-name="P14"><text:span text:style-name="T2">S</text:span><text:span text:style-name="T1">umber : </text:span><text:span text:style-name="T2">https://www.dw.com/id/indonesia-semakin-dianggap-penting-bagi-dunia/a-16412805</text:span></text:p>
      <text:p text:style-name="P13"><text:span text:style-name="T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Gambar : <text:span text:style-name="T12">4.1 </text:span>Gambar : <text:span text:style-name="T12">4.1 </text:span><text:s/><text:span text:style-name="T12">Indonesia mempunyai peran yang sangat penting dalam menciptakan perdamaian di kawasan Asia Tenggara.</text:span></text:p>
      <text:p text:style-name="P10"><text:span text:style-name="T3">Gambar : 4.2</text:span><text:span text:style-name="T13"> </text:span><text:span text:style-name="T9">Suasana pembukaan Konferensi Parlemen Asia-Afrika yang <text:tab/><text:tab/> <text:s text:c="3"/>berlangsung di Gedung Nusantara, Kompleks Parlemen Senayan</text:span></text:p>
      <text:p text:style-name="P11"><text:span text:style-name="T4">Gambar <text:s text:c="5"/>: 4.3 </text:span><text:span text:style-name="T9">Se</text:span><text:span text:style-name="T10">j</text:span><text:span text:style-name="T9">arah Baru Kedekatan Hubungan Indonesia-Afghanistan</text:span></text:p>
      <text:p text:style-name="P8"><text:span text:style-name="T14">Gambar : 4.4 </text:span>Indonesia masuk 10 besar pengirim pasukan perdamaian PBB terbanyak</text:p>
      <text:p text:style-name="P9">Gambar : <text:span text:style-name="T11">4.5 </text:span>Resmi Jadi Anggota, Bendera Indonesia Terpancang di Markas PBB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si_20_Sub_20_Bab" style:display-name="Isi Sub Bab" style:family="paragraph" style:parent-style-name="Text_20_body" style:master-page-name="">
      <style:paragraph-properties fo:line-height="150%" fo:text-align="justify" style:justify-single-word="false" style:page-number="auto"/>
      <style:text-properties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2:09:39.364165746</meta:creation-date>
    <dc:date>2019-01-06T09:54:54.557982758</dc:date>
    <meta:editing-duration>PT14M36S</meta:editing-duration>
    <meta:editing-cycles>3</meta:editing-cycles>
    <meta:generator>LibreOffice/5.1.2.2$Linux_x86 LibreOffice_project/d3bf12ecb743fc0d20e0be0c58ca359301eb705f</meta:generator>
    <meta:document-statistic meta:table-count="0" meta:image-count="0" meta:object-count="0" meta:page-count="2" meta:paragraph-count="15" meta:word-count="79" meta:character-count="1105" meta:non-whitespace-character-count="1027"/>
  </office:meta>
</office:document-meta>
</file>